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top" draw:auto-grow-height="false"/>
    </style:style>
    <style:style style:name="gr2" style:family="graphic" style:parent-style-name="objectwithoutfill">
      <style:graphic-properties draw:marker-end="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3cm" svg:height="5.9cm" svg:x="6.4cm" svg:y="1.1cm">
            <text:p text:style-name="P1"><text:span text:style-name="T1">partie_dictateur</text:span></text:p>
            <text:p text:style-name="P2"/>
            <text:p text:style-name="P1"><text:span text:style-name="T2">- partie_i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3cm" svg:height="5.9cm" svg:x="1.1cm" svg:y="1.1cm">
            <text:p text:style-name="P1"><text:span text:style-name="T3">parties</text:span></text:p>
            <text:p text:style-name="P2"/>
            <text:p text:style-name="P1"><text:span text:style-name="T2">- id</text:span></text:p>
            <text:p text:style-name="P1"><text:span text:style-name="T2">- nom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7cm" svg:height="7cm" svg:x="11.6cm" svg:y="1.1cm">
            <text:p text:style-name="P1"><text:span text:style-name="T1">partie_dictateur_repetitions</text:span></text:p>
            <text:p text:style-name="P2"/>
            <text:p text:style-name="P1"><text:span text:style-name="T2">- id</text:span></text:p>
            <text:p text:style-name="P1"><text:span text:style-name="T2">- partie_partie_id</text:span></text:p>
            <text:p text:style-name="P1"><text:span text:style-name="T2">- DIC_period</text:span></text:p>
            <text:p text:style-name="P1"><text:span text:style-name="T2">- DIC_traitement</text:span></text:p>
            <text:p text:style-name="P1"><text:span text:style-name="T2">- DIC_role</text:span></text:p>
            <text:p text:style-name="P1"><text:span text:style-name="T2">- DIC_decision</text:span></text:p>
            <text:p text:style-name="P1"><text:span text:style-name="T2">- DIC_decision_temps</text:span></text:p>
            <text:p text:style-name="P1"><text:span text:style-name="T2">- DIC_recu</text:span></text:p>
            <text:p text:style-name="P1"><text:span text:style-name="T2">- DIC_periodpayoff</text:span></text:p>
            <text:p text:style-name="P1"><text:span text:style-name="T2">- DIC_cumulativepayoff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8.7cm" svg:y1="2.7cm" svg:x2="11.7cm" svg:y2="3.2cm">
            <text:p/>
          </draw:line>
          <draw:frame draw:style-name="gr3" draw:text-style-name="P3" draw:layer="layout" svg:width="0.9cm" svg:height="0.85cm" svg:x="8.6cm" svg:y="2.1cm">
            <draw:text-box>
              <text:p><text:span text:style-name="T2">1</text:span></text:p>
            </draw:text-box>
          </draw:frame>
          <draw:frame draw:style-name="gr3" draw:text-style-name="P3" draw:layer="layout" svg:width="0.9cm" svg:height="0.85cm" svg:x="11cm" svg:y="2.5cm">
            <draw:text-box>
              <text:p><text:span text:style-name="T2">n</text:span></text:p>
            </draw:text-box>
          </draw:frame>
          <draw:line draw:style-name="gr4" draw:text-style-name="P2" draw:layer="layout" svg:x1="5.4cm" svg:y1="2.9cm" svg:x2="6.5cm" svg:y2="2.9cm">
            <text:p/>
          </draw:line>
          <draw:custom-shape draw:style-name="gr1" draw:text-style-name="P1" draw:layer="layout" svg:width="6cm" svg:height="5.9cm" svg:x="6.4cm" svg:y="9.1cm">
            <text:p text:style-name="P1"><text:span text:style-name="T1">partie_publicgoodgame</text:span></text:p>
            <text:p text:style-name="P2"/>
            <text:p text:style-name="P1"><text:span text:style-name="T2">- partie_i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8cm" svg:height="7.6cm" svg:x="12.804cm" svg:y="9.1cm">
            <text:p text:style-name="P1"><text:span text:style-name="T1">partie_publicgoodgame_repetitions</text:span></text:p>
            <text:p text:style-name="P2"/>
            <text:p text:style-name="P1"><text:span text:style-name="T2">- id</text:span></text:p>
            <text:p text:style-name="P1"><text:span text:style-name="T2">- partie_partie_id</text:span></text:p>
            <text:p text:style-name="P1"><text:span text:style-name="T2">- PGG_period</text:span></text:p>
            <text:p text:style-name="P1"><text:span text:style-name="T2">- PGG_traitement</text:span></text:p>
            <text:p text:style-name="P1"><text:span text:style-name="T2">- PGG_group</text:span></text:p>
            <text:p text:style-name="P1"><text:span text:style-name="T2">- PGG_indiv</text:span></text:p>
            <text:p text:style-name="P1"><text:span text:style-name="T2">- PGG_public</text:span></text:p>
            <text:p text:style-name="P1"><text:span text:style-name="T2">- PGG_decisiontime</text:span></text:p>
            <text:p text:style-name="P1"><text:span text:style-name="T2">- PGG_indivpayoff</text:span></text:p>
            <text:p text:style-name="P1"><text:span text:style-name="T2">- PGG_publicpayoff</text:span></text:p>
            <text:p text:style-name="P1"><text:span text:style-name="T2">- PGG_periodpayoff</text:span></text:p>
            <text:p text:style-name="P1"><text:span text:style-name="T2">- PGG_cumulativepayof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2" draw:layer="layout" svg:x1="5.2cm" svg:y1="7cm" svg:x2="7.2cm" svg:y2="9.1cm">
            <text:p/>
          </draw:line>
          <draw:line draw:style-name="gr2" draw:text-style-name="P2" draw:layer="layout" svg:x1="8.7cm" svg:y1="10.6cm" svg:x2="13cm" svg:y2="11.2cm">
            <text:p/>
          </draw:line>
          <draw:frame draw:style-name="gr3" draw:text-style-name="P3" draw:layer="layout" svg:width="0.9cm" svg:height="0.85cm" svg:x="8.6cm" svg:y="10cm">
            <draw:text-box>
              <text:p><text:span text:style-name="T2">1</text:span></text:p>
            </draw:text-box>
          </draw:frame>
          <draw:frame draw:style-name="gr3" draw:text-style-name="P3" draw:layer="layout" svg:width="0.9cm" svg:height="0.85cm" svg:x="12.3cm" svg:y="10.6cm">
            <draw:text-box>
              <text:p><text:span text:style-name="T2">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13:21:55.226074563</meta:creation-date>
    <dc:date>2015-12-10T08:16:55.284310807</dc:date>
    <meta:editing-duration>P0D</meta:editing-duration>
    <meta:editing-cycles>4</meta:editing-cycles>
    <meta:generator>LibreOffice/4.2.8.2$Linux_X86_64 LibreOffice_project/420m0$Build-2</meta:generator>
    <meta:document-statistic meta:object-count="14"/>
  </office:meta>
</office:document-meta>
</file>